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Helper.getAttribute( Map objectModel , String module , String name , Object de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( int op , String name , String attr , Map objectModel ,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putModuleHelper.get( int op , String name , String attr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releaseAl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putModuleHelper.setup( Component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ModuleHelper.getAttributeValues( Map objectModel , String module , String name , Object [ ] de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AttributeNames( Map objectModel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AttributeValues( Map objectModel , Configuration conf , String module , String name , Object [ ] de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ModuleHelper.getInputModule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putModuleHelper.setup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ModuleHelper.getAttributeNames( Map objectModel , Configuration conf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Attribute( Map objectModel , Configuration conf , String module , String name , Object de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